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Roboto Mono for Powerline" svg:font-family="'Roboto Mono for Powerl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6cm" fo:min-width="1.97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3.6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3.1cm"/>
    </style:style>
    <style:style style:name="gr4" style:family="graphic" style:parent-style-name="objectwithoutfill">
      <style:graphic-properties draw:marker-end="Rounded_20_short_20_Arrow" draw:marker-end-width="0.3cm" draw:fill="none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3.6cm"/>
    </style:style>
    <style:style style:name="gr6" style:family="graphic" style:parent-style-name="standard">
      <style:graphic-properties draw:stroke="none" svg:stroke-color="#000000" draw:fill="none" draw:fill-color="#ffffff" fo:min-height="0.35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3.8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5.4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3.6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993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5.8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6cm" fo:min-width="1.268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6cm" fo:min-width="1.622cm"/>
    </style:style>
    <style:style style:name="gr15" style:family="graphic" style:parent-style-name="objectwithoutfill">
      <style:graphic-properties draw:stroke="dash" draw:stroke-dash="Fine_20_Dotted" draw:marker-end="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style:paragraph-properties fo:text-align="center"/>
      <style:text-properties style:font-name="Roboto Mono for Powerline"/>
    </style:style>
    <style:style style:name="P2" style:family="paragraph">
      <loext:graphic-properties draw:fill-color="#ffffff"/>
      <style:paragraph-properties fo:text-align="center"/>
      <style:text-properties style:font-name="Roboto Mono for Powerline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Roboto Mono for Powerline" fo:font-size="12pt" style:font-size-asian="12pt" style:font-size-complex="12pt"/>
    </style:style>
    <style:style style:name="P5" style:family="paragraph">
      <loext:graphic-properties draw:fill="none" draw:fill-color="#ffffff"/>
      <style:text-properties style:font-name="Roboto Mono for Powerline" fo:font-size="12pt" style:font-size-asian="12pt" style:font-size-complex="12pt"/>
    </style:style>
    <style:style style:name="P6" style:family="paragraph">
      <style:paragraph-properties fo:text-align="center"/>
      <style:text-properties style:font-name="Roboto Mono for Powerline" fo:font-size="16pt" style:font-size-asian="16pt" style:font-size-complex="16pt"/>
    </style:style>
    <style:style style:name="P7" style:family="paragraph">
      <loext:graphic-properties draw:fill-color="#ffffff"/>
      <style:paragraph-properties fo:text-align="center"/>
      <style:text-properties style:font-name="Roboto Mono for Powerline" fo:font-size="16pt" style:font-size-asian="16pt" style:font-size-complex="16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Roboto Mono for Powerline"/>
    </style:style>
    <style:style style:name="T2" style:family="text">
      <style:text-properties style:font-name="Roboto Mono for Powerline" fo:font-size="12pt" style:font-size-asian="12pt" style:font-size-complex="12pt"/>
    </style:style>
    <style:style style:name="T3" style:family="text">
      <style:text-properties style:font-name="Roboto Mono for Powerlin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3.5cm" svg:height="1.2cm" svg:x="8.2cm" svg:y="1.4cm">
          <text:p text:style-name="P1"><text:span text:style-name="T1">u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4.1cm" svg:height="1.1cm" svg:x="7.9cm" svg:y="3.7cm">
          <text:p text:style-name="P1"><text:span text:style-name="T1">tensorflow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3.6cm" svg:height="1.6cm" svg:x="1.6cm" svg:y="10.8cm">
          <text:p text:style-name="P1"><text:span text:style-name="T1">executor</text:span></text:p>
          <text:p text:style-name="P1"><text:span text:style-name="T1">(runtime)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7.9cm" svg:y1="4.25cm" svg:x2="3.4cm" svg:y2="10.8cm" draw:start-shape="id1" draw:start-glue-point="3" draw:end-shape="id2" draw:end-glue-point="0" svg:d="M7900 4250h-4500v6550" svg:viewBox="0 0 4501 6551">
          <text:p/>
        </draw:connector>
        <draw:custom-shape draw:style-name="gr5" draw:text-style-name="P2" xml:id="id3" draw:id="id3" draw:layer="layout" svg:width="4.1cm" svg:height="1.6cm" svg:x="15.1cm" svg:y="10.8cm">
          <text:p text:style-name="P1"><text:span text:style-name="T1">tfcompiler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2cm" svg:y1="4.25cm" svg:x2="17.15cm" svg:y2="10.8cm" draw:start-shape="id1" draw:start-glue-point="1" draw:end-shape="id3" draw:end-glue-point="0" svg:d="M12000 4250h5150v6550" svg:viewBox="0 0 5151 6551">
          <text:p/>
        </draw:connector>
        <draw:frame draw:style-name="gr6" draw:text-style-name="P5" draw:layer="layout" svg:width="2.4cm" svg:height="0.747cm" svg:x="4cm" svg:y="3.5cm">
          <draw:text-box>
            <text:p text:style-name="P4"><text:span text:style-name="T2">TFG</text:span></text:p>
          </draw:text-box>
        </draw:frame>
        <draw:connector draw:style-name="gr4" draw:text-style-name="P3" draw:layer="layout" svg:x1="9.95cm" svg:y1="2.6cm" svg:x2="9.95cm" svg:y2="3.7cm" draw:start-shape="id4" draw:start-glue-point="8" draw:end-shape="id1" draw:end-glue-point="0" svg:d="M9950 2600v1100" svg:viewBox="0 0 1 1101">
          <text:p/>
        </draw:connector>
        <draw:frame draw:style-name="gr6" draw:text-style-name="P5" draw:layer="layout" svg:width="2.4cm" svg:height="0.747cm" svg:x="14.5cm" svg:y="3.5cm">
          <draw:text-box>
            <text:p text:style-name="P4"><text:span text:style-name="T2">PB</text:span></text:p>
          </draw:text-box>
        </draw:frame>
        <draw:custom-shape draw:style-name="gr7" draw:text-style-name="P2" xml:id="id5" draw:id="id5" draw:layer="layout" svg:width="4.3cm" svg:height="1.6cm" svg:x="7.8cm" svg:y="5.9cm">
          <text:p text:style-name="P1"><text:span text:style-name="T1">tensorboard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9.95cm" svg:y1="4.8cm" svg:x2="9.95cm" svg:y2="5.9cm" draw:start-shape="id1" draw:start-glue-point="2" draw:end-shape="id5" draw:end-glue-point="0" svg:d="M9950 4800v1100" svg:viewBox="0 0 1 1101">
          <text:p/>
        </draw:connector>
        <draw:custom-shape draw:style-name="gr5" draw:text-style-name="P2" xml:id="id6" draw:id="id6" draw:layer="layout" svg:width="4.1cm" svg:height="1.6cm" svg:x="8cm" svg:y="8.8cm">
          <text:p text:style-name="P1"><text:span text:style-name="T1">core lib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7" draw:id="id7" draw:layer="layout" svg:width="4.1cm" svg:height="1.6cm" svg:x="8cm" svg:y="10.8cm">
          <text:p text:style-name="P1"><text:span text:style-name="T1">tf2xla lib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8" draw:id="id8" draw:layer="layout" svg:width="4.1cm" svg:height="1.6cm" svg:x="8cm" svg:y="12.8cm">
          <text:p text:style-name="P1"><text:span text:style-name="T1">xla lib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5.2cm" svg:y1="11.6cm" svg:x2="8cm" svg:y2="9.6cm" draw:start-shape="id2" draw:start-glue-point="1" draw:end-shape="id6" draw:end-glue-point="3" svg:d="M5200 11600h1400v-2000h1400" svg:viewBox="0 0 2801 2001">
          <text:p/>
        </draw:connector>
        <draw:connector draw:style-name="gr4" draw:text-style-name="P3" draw:layer="layout" svg:x1="5.2cm" svg:y1="11.6cm" svg:x2="8cm" svg:y2="11.6cm" draw:start-shape="id2" draw:start-glue-point="1" draw:end-shape="id7" draw:end-glue-point="3" svg:d="M5200 11600h2800" svg:viewBox="0 0 2801 1">
          <text:p/>
        </draw:connector>
        <draw:connector draw:style-name="gr4" draw:text-style-name="P3" draw:layer="layout" svg:x1="5.2cm" svg:y1="11.6cm" svg:x2="8cm" svg:y2="13.6cm" draw:start-shape="id2" draw:start-glue-point="1" draw:end-shape="id8" svg:d="M5200 11600h1400v2000h1400" svg:viewBox="0 0 2801 2001">
          <text:p/>
        </draw:connector>
        <draw:connector draw:style-name="gr4" draw:text-style-name="P3" draw:layer="layout" svg:x1="15.1cm" svg:y1="11.6cm" svg:x2="12.1cm" svg:y2="9.6cm" draw:start-shape="id3" draw:start-glue-point="3" draw:end-shape="id6" draw:end-glue-point="1" svg:d="M15100 11600h-1500v-2000h-1500" svg:viewBox="0 0 3001 2001">
          <text:p/>
        </draw:connector>
        <draw:connector draw:style-name="gr4" draw:text-style-name="P3" draw:layer="layout" svg:x1="15.1cm" svg:y1="11.6cm" svg:x2="12.1cm" svg:y2="11.6cm" draw:start-shape="id3" draw:start-glue-point="3" draw:end-shape="id7" draw:end-glue-point="1" svg:d="M15100 11600h-3000" svg:viewBox="0 0 3001 1">
          <text:p/>
        </draw:connector>
        <draw:connector draw:style-name="gr4" draw:text-style-name="P3" draw:layer="layout" svg:x1="15.1cm" svg:y1="11.6cm" svg:x2="12.1cm" svg:y2="13.6cm" draw:start-shape="id3" draw:start-glue-point="3" draw:end-shape="id8" draw:end-glue-point="1" svg:d="M15100 11600h-1500v2000h-1500" svg:viewBox="0 0 3001 2001">
          <text:p/>
        </draw:connector>
        <draw:custom-shape draw:style-name="gr8" draw:text-style-name="P2" xml:id="id9" draw:id="id9" draw:layer="layout" svg:width="5.9cm" svg:height="1.4cm" svg:x="7.1cm" svg:y="16.9cm">
          <text:p text:style-name="P1"><text:span text:style-name="T1">Convert to HLO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3.4cm" svg:y1="12.4cm" svg:x2="7.1cm" svg:y2="17.6cm" draw:start-shape="id2" draw:start-glue-point="2" draw:end-shape="id9" draw:end-glue-point="3" svg:d="M3400 12400v5200h3700" svg:viewBox="0 0 3701 5201">
          <text:p/>
        </draw:connector>
        <draw:connector draw:style-name="gr4" draw:text-style-name="P3" draw:layer="layout" svg:x1="10.05cm" svg:y1="16.9cm" svg:x2="10.05cm" svg:y2="14.4cm" draw:start-shape="id9" draw:start-glue-point="0" draw:end-shape="id8" draw:end-glue-point="2" svg:d="M10050 16900v-2500" svg:viewBox="0 0 1 2501">
          <text:p/>
        </draw:connector>
        <draw:frame draw:style-name="gr6" draw:text-style-name="P5" draw:layer="layout" svg:width="2.4cm" svg:height="1.243cm" svg:x="1.6cm" svg:y="13.7cm">
          <draw:text-box>
            <text:p text:style-name="P4"><text:span text:style-name="T2"><text:s/></text:span><text:span text:style-name="T2">XLA Graph</text:span></text:p>
          </draw:text-box>
        </draw:frame>
        <draw:custom-shape draw:style-name="gr9" draw:text-style-name="P2" xml:id="id10" draw:id="id10" draw:layer="layout" svg:width="4.1cm" svg:height="1.4cm" svg:x="8cm" svg:y="19.5cm">
          <text:p text:style-name="P1"><text:span text:style-name="T1">OPT</text:span>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svg:x1="10.05cm" svg:y1="18.3cm" svg:x2="10.05cm" svg:y2="19.5cm" draw:start-shape="id9" draw:start-glue-point="2" draw:end-shape="id10" draw:end-glue-point="0" svg:d="M10050 18300v1200" svg:viewBox="0 0 1 1201">
          <text:p/>
        </draw:connector>
        <draw:frame draw:style-name="gr11" draw:text-style-name="P5" draw:layer="layout" svg:width="3.2cm" svg:height="1.243cm" svg:x="10.2cm" svg:y="18.557cm">
          <draw:text-box>
            <text:p text:style-name="P4"><text:span text:style-name="T2">HLO IR</text:span></text:p>
          </draw:text-box>
        </draw:frame>
        <draw:custom-shape draw:style-name="gr12" draw:text-style-name="P2" xml:id="id11" draw:id="id11" draw:layer="layout" svg:width="6.3cm" svg:height="1.3cm" svg:x="6.9cm" svg:y="22cm">
          <text:p text:style-name="P1"><text:span text:style-name="T1">Generate LLVM IR</text:span>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svg:x1="10.05cm" svg:y1="20.9cm" svg:x2="10.05cm" svg:y2="22cm" draw:start-shape="id10" draw:start-glue-point="2" draw:end-shape="id11" draw:end-glue-point="0" svg:d="M10050 20900v1100" svg:viewBox="0 0 1 1101">
          <text:p/>
        </draw:connector>
        <draw:frame draw:style-name="gr11" draw:text-style-name="P5" draw:layer="layout" svg:width="3.2cm" svg:height="1.243cm" svg:x="10.3cm" svg:y="21.1cm">
          <draw:text-box>
            <text:p text:style-name="P4"><text:span text:style-name="T2">HLO IR</text:span></text:p>
          </draw:text-box>
        </draw:frame>
        <draw:connector draw:style-name="gr10" draw:text-style-name="P3" draw:layer="layout" svg:x1="17.15cm" svg:y1="12.4cm" svg:x2="13cm" svg:y2="17.6cm" draw:start-shape="id3" draw:start-glue-point="2" draw:end-shape="id9" draw:end-glue-point="1" svg:d="M17150 12400v5200h-4150" svg:viewBox="0 0 4151 5201">
          <text:p/>
        </draw:connector>
        <draw:custom-shape draw:style-name="gr9" draw:text-style-name="P2" xml:id="id12" draw:id="id12" draw:layer="layout" svg:width="4.1cm" svg:height="1.4cm" svg:x="8cm" svg:y="24.5cm">
          <text:p text:style-name="P1"><text:span text:style-name="T1">LLVM</text:span>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svg:x1="10.05cm" svg:y1="23.3cm" svg:x2="10.05cm" svg:y2="24.5cm" draw:start-shape="id11" draw:start-glue-point="2" draw:end-shape="id12" draw:end-glue-point="0" svg:d="M10050 23300v1200" svg:viewBox="0 0 1 1201">
          <text:p/>
        </draw:connector>
        <draw:frame draw:style-name="gr11" draw:text-style-name="P5" draw:layer="layout" svg:width="3.2cm" svg:height="1.243cm" svg:x="10.1cm" svg:y="23.557cm">
          <draw:text-box>
            <text:p text:style-name="P4"><text:span text:style-name="T2"><text:s/></text:span><text:span text:style-name="T2">LLVM IR</text:span></text:p>
          </draw:text-box>
        </draw:frame>
        <draw:custom-shape draw:style-name="gr13" draw:text-style-name="P7" xml:id="id13" draw:id="id13" draw:layer="layout" svg:width="2.5cm" svg:height="1.2cm" svg:x="14.2cm" svg:y="26.8cm">
          <text:p text:style-name="P6"><text:span text:style-name="T3">bina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xml:id="id14" draw:id="id14" draw:layer="layout" svg:width="3cm" svg:height="1.2cm" svg:x="16.8cm" svg:y="26.8cm">
          <text:p text:style-name="P6"><text:span text:style-name="T3">hea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svg:x1="12.1cm" svg:y1="25.2cm" svg:x2="15.45cm" svg:y2="26.8cm" draw:start-shape="id12" draw:start-glue-point="1" draw:end-shape="id13" draw:end-glue-point="4" svg:d="M12100 25200h3350v1600" svg:viewBox="0 0 3351 1601">
          <text:p/>
        </draw:connector>
        <draw:connector draw:style-name="gr10" draw:text-style-name="P3" draw:layer="layout" draw:line-skew="-2cm" svg:x1="17.15cm" svg:y1="12.4cm" svg:x2="18.3cm" svg:y2="26.8cm" draw:start-shape="id3" draw:start-glue-point="2" draw:end-shape="id14" draw:end-glue-point="4" svg:d="M17150 12400v5200h1150v9200" svg:viewBox="0 0 1151 14401">
          <text:p/>
        </draw:connector>
        <draw:custom-shape draw:style-name="gr13" draw:text-style-name="P7" xml:id="id15" draw:id="id15" draw:layer="layout" svg:width="2.5cm" svg:height="1.2cm" svg:x="3.1cm" svg:y="26.8cm">
          <text:p text:style-name="P6"><text:span text:style-name="T3">bina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svg:x1="8cm" svg:y1="25.2cm" svg:x2="4.35cm" svg:y2="26.8cm" draw:start-shape="id12" draw:start-glue-point="3" draw:end-shape="id15" draw:end-glue-point="4" svg:d="M8000 25200h-3650v1600" svg:viewBox="0 0 3651 1601">
          <text:p/>
        </draw:connector>
        <draw:frame draw:style-name="gr6" draw:text-style-name="P5" draw:layer="layout" svg:width="2.4cm" svg:height="1.243cm" svg:x="14.3cm" svg:y="16.357cm">
          <draw:text-box>
            <text:p text:style-name="P4"><text:span text:style-name="T2"><text:s/></text:span><text:span text:style-name="T2">XLA Graph</text:span></text:p>
          </draw:text-box>
        </draw:frame>
        <draw:line draw:style-name="gr15" draw:text-style-name="P3" draw:layer="layout" svg:x1="6.1cm" svg:y1="1.4cm" svg:x2="6.1cm" svg:y2="28.4cm">
          <text:p/>
        </draw:line>
        <draw:frame draw:style-name="gr6" draw:text-style-name="P5" draw:layer="layout" svg:width="2.4cm" svg:height="0.747cm" svg:x="10cm" svg:y="4.9cm">
          <draw:text-box>
            <text:p text:style-name="P4"><text:span text:style-name="T2">PB</text:span></text:p>
          </draw:text-box>
        </draw:frame>
        <draw:frame draw:style-name="gr16" draw:text-style-name="P8" draw:layer="layout" svg:width="3.5cm" svg:height="1.5cm" svg:x="1.7cm" svg:y="1.3cm">
          <draw:text-box>
            <text:p>JIT</text:p>
          </draw:text-box>
        </draw:frame>
        <draw:line draw:style-name="gr15" draw:text-style-name="P3" draw:layer="layout" svg:x1="14cm" svg:y1="1.4cm" svg:x2="14cm" svg:y2="28.4cm">
          <text:p/>
        </draw:line>
        <draw:frame draw:style-name="gr16" draw:text-style-name="P8" draw:layer="layout" svg:width="3.5cm" svg:height="1.5cm" svg:x="16.9cm" svg:y="1.2cm">
          <draw:text-box>
            <text:p>AOT</text:p>
          </draw:text-box>
        </draw:frame>
        <draw:frame draw:style-name="gr6" draw:text-style-name="P5" draw:layer="layout" svg:width="2.4cm" svg:height="1.739cm" svg:x="2.3cm" svg:y="24.9cm">
          <draw:text-box>
            <text:p text:style-name="P4"><text:span text:style-name="T2">arm, x86, nvptx</text:span></text:p>
          </draw:text-box>
        </draw:frame>
        <draw:frame draw:style-name="gr6" draw:text-style-name="P5" draw:layer="layout" svg:width="2.4cm" svg:height="1.243cm" svg:x="15.5cm" svg:y="25.2cm">
          <draw:text-box>
            <text:p text:style-name="P4">arm, x86</text:p>
          </draw:text-box>
        </draw:frame>
        <draw:frame draw:style-name="gr6" draw:text-style-name="P5" draw:layer="layout" svg:width="2.4cm" svg:height="0.747cm" svg:x="18.4cm" svg:y="18.1cm">
          <draw:text-box>
            <text:p text:style-name="P4">.h</text:p>
          </draw:text-box>
        </draw:frame>
        <draw:frame draw:style-name="gr11" draw:text-style-name="P5" draw:layer="layout" svg:width="7cm" svg:height="1.243cm" svg:x="14.1cm" svg:y="2.5cm">
          <draw:text-box>
            <text:p text:style-name="P4"><text:span text:style-name="T2">config file</text:span></text:p>
          </draw:text-box>
        </draw:frame>
        <draw:connector draw:style-name="gr4" draw:text-style-name="P3" draw:layer="layout" draw:line-skew="-3.501cm" svg:x1="11.188cm" svg:y1="2.425cm" svg:x2="17.15cm" svg:y2="10.8cm" draw:start-shape="id4" draw:start-glue-point="9" draw:end-shape="id3" draw:end-glue-point="0" svg:d="M11188 2425v775h5962v7600" svg:viewBox="0 0 5963 83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Roboto Mono for Powerline" svg:font-family="'Roboto Mono for Powerl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5T18:28:39.562868283</meta:creation-date>
    <dc:date>2017-11-15T19:05:43.434905017</dc:date>
    <meta:editing-duration>PT3M31S</meta:editing-duration>
    <meta:editing-cycles>1</meta:editing-cycles>
    <meta:document-statistic meta:object-count="51"/>
    <meta:generator>LibreOffice/5.1.6.2$Linux_X86_64 LibreOffice_project/10m0$Build-2</meta:generator>
  </office:meta>
</office:document-meta>
</file>